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647cm" table:align="left"/>
    </style:style>
    <style:style style:name="Tabla1.A" style:family="table-column">
      <style:table-column-properties style:column-width="2.577cm"/>
    </style:style>
    <style:style style:name="Tabla1.B" style:family="table-column">
      <style:table-column-properties style:column-width="0.924cm"/>
    </style:style>
    <style:style style:name="Tabla1.C" style:family="table-column">
      <style:table-column-properties style:column-width="0.974cm"/>
    </style:style>
    <style:style style:name="Tabla1.D" style:family="table-column">
      <style:table-column-properties style:column-width="1.021cm"/>
    </style:style>
    <style:style style:name="Tabla1.E" style:family="table-column">
      <style:table-column-properties style:column-width="0.949cm"/>
    </style:style>
    <style:style style:name="Tabla1.F" style:family="table-column">
      <style:table-column-properties style:column-width="0.972cm"/>
    </style:style>
    <style:style style:name="Tabla1.G" style:family="table-column">
      <style:table-column-properties style:column-width="0.997cm"/>
    </style:style>
    <style:style style:name="Tabla1.H" style:family="table-column">
      <style:table-column-properties style:column-width="1.046cm"/>
    </style:style>
    <style:style style:name="Tabla1.I" style:family="table-column">
      <style:table-column-properties style:column-width="1.143cm"/>
    </style:style>
    <style:style style:name="Tabla1.J" style:family="table-column">
      <style:table-column-properties style:column-width="1.023cm"/>
    </style:style>
    <style:style style:name="Tabla1.1" style:family="table-row">
      <style:table-row-properties style:min-row-height="2.381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K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K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6" style:family="table-row">
      <style:table-row-properties style:min-row-height="0.771cm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1.007cm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cm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cm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7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8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9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10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11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12" style:family="table-cell">
      <style:table-cell-properties style:vertical-align="" fo:background-color="#ffcc99" fo:padding="0cm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Calibri1" fo:language="ca" fo:country="ES" officeooo:paragraph-rsid="000e9ad6"/>
    </style:style>
    <style:style style:name="P2" style:family="paragraph" style:parent-style-name="Table_20_Contents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1" fo:font-weight="bold" officeooo:paragraph-rsid="0015b2e6" style:font-weight-asian="bold" style:font-weight-complex="bold"/>
    </style:style>
    <style:style style:name="P4" style:family="paragraph" style:parent-style-name="Table_20_Contents">
      <style:text-properties style:font-name="Calibri1" fo:font-weight="bold" officeooo:rsid="0013d8e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weight="bold" officeooo:rsid="0013d8e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weight="bold" officeooo:rsid="0015b2e6" officeooo:paragraph-rsid="0015b2e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weight="bold" officeooo:rsid="0016e595" officeooo:paragraph-rsid="0016e595" style:font-weight-asian="bold" style:font-weight-complex="bold"/>
    </style:style>
    <style:style style:name="P8" style:family="paragraph" style:parent-style-name="Table_20_Contents">
      <style:text-properties style:font-name="Calibri1" fo:language="ca" fo:country="ES" fo:font-weight="bold" officeooo:paragraph-rsid="0013d8e1" style:font-size-asian="10.5pt" style:font-weight-asian="bold" style:font-weight-complex="bold" style:text-rotation-angle="270" style:text-rotation-scale="line-height"/>
    </style:style>
    <style:style style:name="P9" style:family="paragraph" style:parent-style-name="Table_20_Contents">
      <style:text-properties style:font-name="Calibri1" fo:language="ca" fo:country="ES" fo:font-weight="bold" officeooo:rsid="0013d8e1" officeooo:paragraph-rsid="0013d8e1" style:font-size-asian="10.5pt" style:font-weight-asian="bold" style:font-weight-complex="bold" style:text-rotation-angle="270" style:text-rotation-scale="line-height"/>
    </style:style>
    <style:style style:name="P10" style:family="paragraph" style:parent-style-name="Table_20_Contents">
      <style:text-properties style:font-name="Calibri1" fo:language="ca" fo:country="ES" fo:font-weight="bold" officeooo:rsid="0015b2e6" officeooo:paragraph-rsid="0015b2e6" style:font-size-asian="10.5pt" style:font-weight-asian="bold" style:font-weight-complex="bold" style:text-rotation-angle="270" style:text-rotation-scale="line-height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Calibri" fo:font-size="12pt" fo:language="ca" fo:country="ES" fo:font-style="normal" fo:text-shadow="none" style:text-underline-style="none" fo:font-weight="bold" officeooo:rsid="0020dcbd" officeooo:paragraph-rsid="0020dc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.3cm" fo:margin-bottom="0.101cm" style:contextual-spacing="false" fo:text-align="justify" style:justify-single-word="false"/>
      <style:text-properties officeooo:paragraph-rsid="0018ea32"/>
    </style:style>
    <style:style style:name="P13" style:family="paragraph" style:parent-style-name="Standard">
      <style:paragraph-properties fo:margin-left="1.251cm" fo:margin-right="0cm" fo:margin-top="0.3cm" fo:margin-bottom="0.101cm" style:contextual-spacing="false" fo:text-align="justify" style:justify-single-word="false" fo:text-indent="0cm" style:auto-text-indent="false"/>
      <style:text-properties style:font-name="Calibri1" fo:language="ca" fo:country="ES" style:text-underline-style="solid" style:text-underline-width="auto" style:text-underline-color="font-color" fo:font-weight="bold" officeooo:rsid="0019f316" officeooo:paragraph-rsid="0019f316" style:font-size-asian="10.5pt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rsid="0020dcbd" officeooo:paragraph-rsid="00331f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rsid="0020dcbd" officeooo:paragraph-rsid="003516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rsid="0020dcbd" officeooo:paragraph-rsid="00359a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paragraph-rsid="002aa1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paragraph-rsid="002c98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paragraph-rsid="003516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paragraph-rsid="00359a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paragraph-rsid="0038a5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 style:list-style-name="L5">
      <style:paragraph-properties fo:text-align="start" style:justify-single-word="false"/>
      <style:text-properties officeooo:paragraph-rsid="00359a04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Calibri" fo:font-size="12pt" fo:language="ca" fo:country="ES" fo:font-style="normal" fo:text-shadow="none" style:text-underline-style="none" fo:font-weight="bold" officeooo:rsid="0020dcbd" officeooo:paragraph-rsid="0030b2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text-transform="uppercase" fo:color="#ff0000" style:text-outline="false" style:text-line-through-style="none" style:font-name="Calibri" fo:font-size="12pt" fo:language="ca" fo:country="ES" fo:font-style="normal" fo:text-shadow="none" style:text-underline-style="none" fo:font-weight="bold" officeooo:rsid="0020dcbd" officeooo:paragraph-rsid="00351672" fo:background-color="transparent" style:font-size-asian="12pt" style:font-style-asian="normal" style:font-weight-asian="bold" style:font-size-complex="12pt" style:font-style-complex="normal" style:font-weight-complex="bold" style:font-relief="embossed" style:text-overline-style="none" style:text-overline-color="font-color"/>
    </style:style>
    <style:style style:name="P25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officeooo:paragraph-rsid="000e9ad6" style:font-size-asian="10.5pt"/>
    </style:style>
    <style:style style:name="P26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officeooo:rsid="000e9ad6" officeooo:paragraph-rsid="000e9ad6" style:font-size-asian="10.5pt"/>
    </style:style>
    <style:style style:name="P27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bold" officeooo:rsid="001072f4" officeooo:paragraph-rsid="001072f4" style:font-size-asian="10.5pt" style:font-weight-asian="bold" style:font-weight-complex="bold"/>
    </style:style>
    <style:style style:name="P28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bold" officeooo:paragraph-rsid="001072f4" style:font-size-asian="10.5pt" style:font-weight-asian="bold" style:font-weight-complex="bold"/>
    </style:style>
    <style:style style:name="P29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bold" officeooo:rsid="0017ff5f" officeooo:paragraph-rsid="0017ff5f" style:font-size-asian="10.5pt" style:font-weight-asian="bold" style:font-weight-complex="bold"/>
    </style:style>
    <style:style style:name="P30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bold" officeooo:rsid="0017c2a5" officeooo:paragraph-rsid="0017c2a5" style:font-size-asian="10.5pt" style:font-weight-asian="bold" style:font-weight-complex="bold"/>
    </style:style>
    <style:style style:name="P31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bold" officeooo:rsid="001bbffe" officeooo:paragraph-rsid="001bbffe" style:font-size-asian="10.5pt" style:font-weight-asian="bold" style:font-weight-complex="bold"/>
    </style:style>
    <style:style style:name="P32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bold" officeooo:rsid="001d3c08" officeooo:paragraph-rsid="001d3c08" style:font-size-asian="10.5pt" style:font-weight-asian="bold" style:font-weight-complex="bold"/>
    </style:style>
    <style:style style:name="P33" style:family="paragraph" style:parent-style-name="Standard" style:list-style-name="L2">
      <style:paragraph-properties fo:margin-top="0.3cm" fo:margin-bottom="0.101cm" style:contextual-spacing="false" fo:text-align="start" style:justify-single-word="false"/>
      <style:text-properties style:font-name="Calibri1" fo:language="ca" fo:country="ES" fo:font-weight="normal" officeooo:rsid="001226c0" officeooo:paragraph-rsid="0018ea32" style:font-size-asian="10.5pt" style:font-weight-asian="normal" style:font-weight-complex="normal"/>
    </style:style>
    <style:style style:name="P34" style:family="paragraph" style:parent-style-name="Standard" style:list-style-name="L3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normal" officeooo:rsid="0018ea32" officeooo:paragraph-rsid="0018ea32" style:font-size-asian="10.5pt" style:font-weight-asian="normal" style:font-weight-complex="normal"/>
    </style:style>
    <style:style style:name="P35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normal" officeooo:rsid="00127f9e" officeooo:paragraph-rsid="00127f9e" style:font-size-asian="10.5pt" style:font-weight-asian="normal" style:font-weight-complex="normal"/>
    </style:style>
    <style:style style:name="P36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normal" officeooo:rsid="0017c2a5" officeooo:paragraph-rsid="0017c2a5" style:font-size-asian="10.5pt" style:font-weight-asian="normal" style:font-weight-complex="normal"/>
    </style:style>
    <style:style style:name="P37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normal" officeooo:rsid="001d3c08" officeooo:paragraph-rsid="001d3c08" style:font-size-asian="10.5pt" style:font-weight-asian="normal" style:font-weight-complex="normal"/>
    </style:style>
    <style:style style:name="P38" style:family="paragraph" style:parent-style-name="Standard" style:list-style-name="L1">
      <style:paragraph-properties fo:margin-top="0.3cm" fo:margin-bottom="0.101cm" style:contextual-spacing="false" fo:text-align="justify" style:justify-single-word="false"/>
      <style:text-properties style:font-name="Calibri1" fo:language="ca" fo:country="ES" fo:font-weight="normal" officeooo:rsid="0020056d" officeooo:paragraph-rsid="0020056d" style:font-size-asian="10.5pt" style:font-weight-asian="normal" style:font-weight-complex="normal"/>
    </style:style>
    <style:style style:name="P39" style:family="paragraph" style:parent-style-name="Standard" style:list-style-name="L4">
      <style:paragraph-properties fo:margin-top="0.3cm" fo:margin-bottom="0.101cm" style:contextual-spacing="false" fo:text-align="justify" style:justify-single-word="false"/>
      <style:text-properties style:font-name="Calibri1" fo:language="ca" fo:country="ES" style:text-underline-style="none" fo:font-weight="bold" officeooo:rsid="0019f316" officeooo:paragraph-rsid="0019f316" style:font-size-asian="10.5pt" style:font-weight-asian="bold" style:font-weight-complex="bold"/>
    </style:style>
    <style:style style:name="P40" style:family="paragraph" style:parent-style-name="Standard" style:list-style-name="L4">
      <style:paragraph-properties fo:margin-top="0.3cm" fo:margin-bottom="0.101cm" style:contextual-spacing="false" fo:text-align="justify" style:justify-single-word="false"/>
      <style:text-properties style:font-name="Calibri1" fo:language="ca" fo:country="ES" style:text-underline-style="none" fo:font-weight="bold" officeooo:rsid="001ef049" officeooo:paragraph-rsid="001ef049" style:font-size-asian="10.5pt" style:font-weight-asian="bold" style:font-weight-complex="bold"/>
    </style:style>
    <style:style style:name="P41" style:family="paragraph" style:parent-style-name="Standard" style:list-style-name="L4">
      <style:paragraph-properties fo:margin-top="0.3cm" fo:margin-bottom="0.101cm" style:contextual-spacing="false" fo:text-align="justify" style:justify-single-word="false"/>
      <style:text-properties style:font-name="Calibri1" fo:language="ca" fo:country="ES" style:text-underline-style="none" fo:font-weight="normal" officeooo:rsid="001226c0" officeooo:paragraph-rsid="0019f316" style:font-size-asian="10.5pt" style:font-weight-asian="normal" style:font-weight-complex="normal"/>
    </style:style>
    <style:style style:name="P42" style:family="paragraph" style:parent-style-name="Standard" style:list-style-name="L4">
      <style:paragraph-properties fo:margin-top="0.3cm" fo:margin-bottom="0.101cm" style:contextual-spacing="false" fo:text-align="justify" style:justify-single-word="false"/>
      <style:text-properties style:font-name="Calibri1" fo:language="ca" fo:country="ES" style:text-underline-style="none" fo:font-weight="normal" officeooo:rsid="001ef049" officeooo:paragraph-rsid="001ef049" style:font-size-asian="10.5pt" style:font-weight-asian="normal" style:font-weight-complex="normal"/>
    </style:style>
    <style:style style:name="P43" style:family="paragraph" style:parent-style-name="Standard">
      <style:paragraph-properties fo:margin-top="0.3cm" fo:margin-bottom="0.101cm" style:contextual-spacing="false" fo:text-align="justify" style:justify-single-word="false" fo:break-before="page"/>
      <style:text-properties style:font-name="Calibri1" fo:language="ca" fo:country="ES" fo:font-weight="bold" officeooo:rsid="001d3c08" officeooo:paragraph-rsid="001d3c08" style:font-size-asian="10.5pt" style:font-weight-asian="bold" style:font-weight-complex="bold"/>
    </style:style>
    <style:style style:name="P44" style:family="paragraph" style:parent-style-name="Standard" style:list-style-name="L1">
      <style:paragraph-properties fo:margin-left="1.251cm" fo:margin-right="0cm" fo:margin-top="0.3cm" fo:margin-bottom="0.101cm" style:contextual-spacing="false" fo:text-align="justify" style:justify-single-word="false" fo:text-indent="-0.635cm" style:auto-text-indent="false"/>
      <style:text-properties style:font-name="Calibri1" fo:language="ca" fo:country="ES" fo:font-weight="bold" officeooo:rsid="001226c0" officeooo:paragraph-rsid="001226c0" style:font-size-asian="10.5pt" style:font-weight-asian="bold" style:font-weight-complex="bold"/>
    </style:style>
    <style:style style:name="P45" style:family="paragraph" style:parent-style-name="Standard" style:list-style-name="L1">
      <style:paragraph-properties fo:margin-left="1.251cm" fo:margin-right="0cm" fo:margin-top="0.3cm" fo:margin-bottom="0.101cm" style:contextual-spacing="false" fo:text-align="justify" style:justify-single-word="false" fo:text-indent="-0.635cm" style:auto-text-indent="false"/>
      <style:text-properties style:font-name="Calibri1" fo:language="ca" fo:country="ES" fo:font-weight="bold" officeooo:rsid="0018ea32" officeooo:paragraph-rsid="0018ea32" style:font-size-asian="10.5pt" style:font-weight-asian="bold" style:font-weight-complex="bold"/>
    </style:style>
    <style:style style:name="P46" style:family="paragraph" style:parent-style-name="Standard" style:list-style-name="L1">
      <style:paragraph-properties fo:margin-left="1.251cm" fo:margin-right="0cm" fo:margin-top="0.3cm" fo:margin-bottom="0.101cm" style:contextual-spacing="false" fo:text-align="justify" style:justify-single-word="false" fo:text-indent="-0.635cm" style:auto-text-indent="false"/>
      <style:text-properties style:font-name="Calibri1" fo:language="ca" fo:country="ES" style:text-underline-style="solid" style:text-underline-width="auto" style:text-underline-color="font-color" fo:font-weight="bold" officeooo:rsid="0018ea32" officeooo:paragraph-rsid="0018ea32" style:font-size-asian="10.5pt" style:font-weight-asian="bold" style:font-weight-complex="bold"/>
    </style:style>
    <style:style style:name="P47" style:family="paragraph" style:parent-style-name="Standard" style:list-style-name="L3">
      <style:paragraph-properties fo:margin-left="1.251cm" fo:margin-right="0cm" fo:margin-top="0.3cm" fo:margin-bottom="0.101cm" style:contextual-spacing="false" fo:text-align="start" style:justify-single-word="false" fo:text-indent="0cm" style:auto-text-indent="false"/>
      <style:text-properties style:font-name="Calibri1" fo:language="ca" fo:country="ES" fo:font-weight="bold" officeooo:rsid="0018ea32" officeooo:paragraph-rsid="0018ea32" style:font-size-asian="10.5pt" style:font-weight-asian="bold" style:font-weight-complex="bold"/>
    </style:style>
    <style:style style:name="T1" style:family="text">
      <style:text-properties officeooo:rsid="000e9ad6"/>
    </style:style>
    <style:style style:name="T2" style:family="text">
      <style:text-properties fo:font-weight="bold" officeooo:rsid="000e9ad6" style:font-weight-asian="bold" style:font-weight-complex="bold"/>
    </style:style>
    <style:style style:name="T3" style:family="text">
      <style:text-properties fo:font-weight="bold" officeooo:rsid="000f4b54" style:font-weight-asian="bold" style:font-weight-complex="bold"/>
    </style:style>
    <style:style style:name="T4" style:family="text">
      <style:text-properties officeooo:rsid="000e9ad6" style:font-size-asian="10.5pt"/>
    </style:style>
    <style:style style:name="T5" style:family="text">
      <style:text-properties officeooo:rsid="0030b221" style:font-size-asian="10.5pt"/>
    </style:style>
    <style:style style:name="T6" style:family="text">
      <style:text-properties officeooo:rsid="001072f4"/>
    </style:style>
    <style:style style:name="T7" style:family="text">
      <style:text-properties fo:font-weight="normal" officeooo:rsid="001072f4" style:font-weight-asian="normal" style:font-weight-complex="normal"/>
    </style:style>
    <style:style style:name="T8" style:family="text">
      <style:text-properties officeooo:rsid="0013d8e1"/>
    </style:style>
    <style:style style:name="T9" style:family="text">
      <style:text-properties officeooo:rsid="0015b2e6"/>
    </style:style>
    <style:style style:name="T10" style:family="text">
      <style:text-properties officeooo:rsid="0019f316"/>
    </style:style>
    <style:style style:name="T11" style:family="text">
      <style:text-properties fo:font-style="italic" officeooo:rsid="0019f316" style:font-style-asian="italic" style:font-style-complex="italic"/>
    </style:style>
    <style:style style:name="T12" style:family="text">
      <style:text-properties fo:font-style="italic" officeooo:rsid="0038a54e" style:font-style-asian="italic" style:font-style-complex="italic"/>
    </style:style>
    <style:style style:name="T13" style:family="text">
      <style:text-properties officeooo:rsid="001ac6a5"/>
    </style:style>
    <style:style style:name="T14" style:family="text">
      <style:text-properties officeooo:rsid="0025d432"/>
    </style:style>
    <style:style style:name="T15" style:family="text">
      <style:text-properties officeooo:rsid="002aa115"/>
    </style:style>
    <style:style style:name="T16" style:family="text">
      <style:text-properties officeooo:rsid="002c982c"/>
    </style:style>
    <style:style style:name="T17" style:family="text">
      <style:text-properties officeooo:rsid="00331f8a"/>
    </style:style>
    <style:style style:name="T18" style:family="text">
      <style:text-properties officeooo:rsid="00351672"/>
    </style:style>
    <style:style style:name="T19" style:family="text">
      <style:text-properties fo:color="#000000" style:text-outline="false" style:text-line-through-style="none" style:font-name="Calibri" fo:font-size="12pt" fo:language="ca" fo:country="ES" fo:font-style="normal" fo:text-shadow="none" style:text-underline-style="none" fo:font-weight="bold" officeooo:rsid="00359a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359a04"/>
    </style:style>
    <style:style style:name="T21" style:family="text">
      <style:text-properties officeooo:rsid="00373766"/>
    </style:style>
    <style:style style:name="T22" style:family="text">
      <style:text-properties officeooo:rsid="0038a54e"/>
    </style:style>
    <style:style style:name="T23" style:family="text">
      <style:text-properties officeooo:rsid="003a9c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àctica 1.</text:span><text:span text:style-name="T4"><text:tab/><text:tab/><text:tab/><text:tab/><text:tab/><text:tab/><text:tab/><text:tab/><text:tab/></text:span><text:span text:style-name="T5">Andal Marasigan, Aaron</text:span></text:p>
      <text:list xml:id="list56977770755342354" text:style-name="L1">
        <text:list-item>
          <text:p text:style-name="P25"><text:span text:style-name="T1">Les aplicacions web són aquelles que utilitzen un navegador com a entorn de treball, però, què és un navegador? </text:span><text:span text:style-name="T2">Un navegador és un software (programa) que permet accés a Internet, interpretar la informació d'arxius i poder entrar a llocs webs per a que els usuaris puguin llegir el seu contingut.</text:span></text:p>
          <text:p text:style-name="P25"><text:span text:style-name="T1">◦ Quins navegadors coneixeu? </text:span><text:span text:style-name="T3">Els navegadors que conec són IE, Google Chrome, Mozilla Firefox, etc.</text:span></text:p>
          <text:p text:style-name="P25"><text:span text:style-name="T1">◦ Quin és el millor, segons vosaltres? </text:span><text:span text:style-name="T3">El millor per a mi és Google Chrome</text:span></text:p>
          <text:p text:style-name="P26">◦ Quins avantatges o inconvenients tenen els seus competidors respecte aquest? </text:p>
          <text:p text:style-name="P27">Google Chrome posseeix certs avantatges:</text:p>
          <text:list>
            <text:list-item>
              <text:list>
                <text:list-item>
                  <text:p text:style-name="P28"><text:span text:style-name="T6">Rapidesa: </text:span><text:span text:style-name="T7">Google Chrome s'ha demostrat que és un dels navegadors més ràpids i eficients que qualsevol altre navegador (Ex. Internet Explorer).</text:span></text:p>
                </text:list-item>
                <text:list-item>
                  <text:p text:style-name="P28"><text:span text:style-name="T6">Estabilitat: </text:span><text:span text:style-name="T7">Google Chrome permet obrir moltes pestanyes, tantes com l'usuari vulgui. </text:span></text:p>
                </text:list-item>
                <text:list-item>
                  <text:p text:style-name="P28"><text:span text:style-name="T6">Flexibilitat: </text:span><text:span text:style-name="T7">Google Chrome permet estar connectat en qualsevol moment i permet fer recerques de manera ràpida i obtenir informació gràcies als feeds que l'usuari es sindica.</text:span></text:p>
                </text:list-item>
                <text:list-item>
                  <text:p text:style-name="P28"><text:span text:style-name="T6">Seguretat: </text:span><text:span text:style-name="T7">Google Chrome ens adverteix de llocs on hi ha un possible malware o simplement és un lloc que pot perjudicar l'ordinador.</text:span></text:p>
                  <text:p text:style-name="P44">D'inconvenients podem trobar-hi molt poques. Les configuracions del Google Chrome són molt superficials. Pot ocasionar problemes d'incompatibilitat quant a programes.</text:p>
                  <text:p text:style-name="P45">Respecte Google Chrome, altres competidors tenen els seus avantatges i inconvenients.</text:p>
                  <text:p text:style-name="P46">IE</text:p>
                  <text:p text:style-name="P45">Avantatges</text:p>
                </text:list-item>
              </text:list>
            </text:list-item>
          </text:list>
        </text:list-item>
      </text:list>
      <text:list xml:id="list2822199922443670396" text:style-name="L2">
        <text:list-item>
          <text:p text:style-name="P33"><text:bookmark text:name="result_box"/>Fa la comunicació molt més senzilla.<text:line-break/>És possible conèixer i interactuar amb moltes persones d'arreu del món.<text:line-break/>La recerca d'informació es torna molt més senzilla, sense haver d'anar forçadament a les biblioteques tradicionals.<text:line-break/>És possible trobar molts punts de vista diferent sobre alguna notícia.<text:line-break/>És possible la creació i descàrrega de programari lliure, per les seves eines col · laboratives.</text:p>
        </text:list-item>
      </text:list>
      <text:list xml:id="list2592856834019817558" text:style-name="L3">
        <text:list-header>
          <text:p text:style-name="P47">Inconvenients</text:p>
        </text:list-header>
        <text:list-item>
          <text:p text:style-name="P34">Internet té com a inconvenients la lentitud del navegador. </text:p>
        </text:list-item>
      </text:list>
      <text:p text:style-name="P13">Mozilla Firefox</text:p>
      <text:list xml:id="list7139518889501417884" text:style-name="L4">
        <text:list-header>
          <text:p text:style-name="P39">Avantatges</text:p>
        </text:list-header>
        <text:list-item>
          <text:p text:style-name="P41"><text:soft-page-break/><text:span text:style-name="T10">Més segur quant a virus &amp; </text:span><text:span text:style-name="T11">spyware. Passwords</text:span><text:span text:style-name="T10"> més segurs. Verifica les actualitzacions i les extensions. L'ús de favorits és ràpid i fàcil gràcies a la icona corresponent.</text:span></text:p>
          <text:p text:style-name="P40">Inconvenients</text:p>
        </text:list-item>
        <text:list-item>
          <text:p text:style-name="P42">A quant més extensions s'instalen més lent serà i pot causar problemes.</text:p>
        </text:list-item>
        <text:list-item>
          <text:p text:style-name="P42">Alguns llocs web no es visualitzen correctament.</text:p>
        </text:list-item>
        <text:list-item>
          <text:p text:style-name="P42">Utilitza més recursos que un altre navegador (Més RAM).</text:p>
        </text:list-item>
      </text:list>
      <text:p text:style-name="P12"/>
      <text:list xml:id="list38264651" text:continue-list="list56977770755342354" text:style-name="L1">
        <text:list-item>
          <text:p text:style-name="P35">Classifiqueu les aplicacions web de la imatge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D"/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P9">Creació</text:p>
            <text:p text:style-name="P9"><text:s/>i publicació de continguts <text:span text:style-name="T14">text.</text:span></text:p>
          </table:table-cell>
          <table:table-cell table:style-name="Tabla1.B1" office:value-type="string">
            <text:p text:style-name="P9">Entorns col·laboratius</text:p>
          </table:table-cell>
          <table:table-cell table:style-name="Tabla1.B1" office:value-type="string">
            <text:p text:style-name="P8"><text:span text:style-name="T8">Creació i publicació de </text:span><text:span text:style-name="T9">continguts multi.</text:span></text:p>
          </table:table-cell>
          <table:table-cell table:style-name="Tabla1.B1" office:value-type="string">
            <text:p text:style-name="P9">Creació i publicació de documents</text:p>
          </table:table-cell>
          <table:table-cell table:style-name="Tabla1.B1" office:value-type="string">
            <text:p text:style-name="P9">Gestió d'imatges</text:p>
          </table:table-cell>
          <table:table-cell table:style-name="Tabla1.B1" office:value-type="string">
            <text:p text:style-name="P9">Gestió de favorits</text:p>
          </table:table-cell>
          <table:table-cell table:style-name="Tabla1.B1" office:value-type="string">
            <text:p text:style-name="P9">Xarxes socials</text:p>
          </table:table-cell>
          <table:table-cell table:style-name="Tabla1.B1" office:value-type="string">
            <text:p text:style-name="P9">Gestor de documentals i de fitxers</text:p>
          </table:table-cell>
          <table:table-cell table:style-name="Tabla1.B1" office:value-type="string">
            <text:p text:style-name="P9">Gestor de correu electrònic</text:p>
          </table:table-cell>
          <table:table-cell table:style-name="Tabla1.K1" office:value-type="string">
            <text:p text:style-name="P10">Altres</text:p>
          </table:table-cell>
        </table:table-row>
        <table:table-row>
          <table:table-cell table:style-name="Tabla1.A2" office:value-type="string">
            <text:p text:style-name="P4">Facebook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K2" office:value-type="string">
            <text:p text:style-name="P3"/>
          </table:table-cell>
        </table:table-row>
        <table:table-row>
          <table:table-cell table:style-name="Tabla1.A25" office:value-type="string">
            <text:p text:style-name="P4">phpBB</text:p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Del.icio.us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Gmail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K2" office:value-type="string">
            <text:p text:style-name="P3"/>
          </table:table-cell>
        </table:table-row>
        <table:table-row table:style-name="Tabla1.6">
          <table:table-cell table:style-name="Tabla1.A25" office:value-type="string">
            <text:p text:style-name="P4">Wikipedia</text:p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MailChimps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K2" office:value-type="string">
            <text:p text:style-name="P3"/>
          </table:table-cell>
        </table:table-row>
        <table:table-row>
          <table:table-cell table:style-name="Tabla1.A25" office:value-type="string">
            <text:p text:style-name="P4">OpenKM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Remember the milk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Youtube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Alfresco</text:p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Moodle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Wordpress</text:p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Linked in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Digg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Scribd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ext:soft-page-break/>
        <table:table-row>
          <table:table-cell table:style-name="Tabla1.A25" office:value-type="string">
            <text:p text:style-name="P4">Blogger</text:p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Slideshare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Picasa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Joomla</text:p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Twitter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Myspace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6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Feedburner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Drupal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5" office:value-type="string">
            <text:p text:style-name="P4">Flickr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  <table:table-row>
          <table:table-cell table:style-name="Tabla1.A26" office:value-type="string">
            <text:p text:style-name="P4">Dropbox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2"/>
          </table:table-cell>
          <table:table-cell table:style-name="Tabla1.K2" office:value-type="string">
            <text:p text:style-name="P2"/>
          </table:table-cell>
        </table:table-row>
      </table:table>
      <text:list xml:id="list38271695" text:continue-numbering="true" text:style-name="L1">
        <text:list-item>
          <text:p text:style-name="P36">Què és la Wikipedia? Quins són els avantatges i inconvenients d'aquest tipus de producte?</text:p>
          <text:p text:style-name="P29">Viquipèdia és una enciclopèdia lliure que tothom pot cercar-hi informació gratuitament.</text:p>
          <text:p text:style-name="P29">Viquipèdia té com a avantatges, que es pot consultar molta informació sobre algun personatge i/o objecte. En canvi, com a inconvenient, la informació que posseeix viquipèdia no es bastant fiable o incomplerta.</text:p>
        </text:list-item>
        <text:list-item>
          <text:p text:style-name="P36">Coneixeu el podcasting? i el videocasting? Perquè creieu que són interessants.</text:p>
          <text:p text:style-name="P30"><text:bookmark text:name="result_box1"/>El podcasting consisteix en la distribució d'arxius multimèdia (normalment àudio o vídeo, que pot incloure text com subtítols i notes) mitjançant un sistema de redifusió (RSS) que permeti subscriure i usar un programa que el descarrega perquè l'usuari ho escolti en el moment que vulgui, generalment en el seu temps lliure.</text:p>
          <text:p text:style-name="P30"><text:bookmark text:name="result_box2"/><text:span text:style-name="T13">El videocasting </text:span>és un arxiu multimèdia que conté una informació combinada d'àudio i vídeo.</text:p>
          <text:p text:style-name="P31">Són interessants perquè ens podem assabentar de notícies i publicacions que ens poden interessar sense poder anar al lloc web.</text:p>
        </text:list-item>
        <text:list-item>
          <text:p text:style-name="P37">Què és el RSS, la seva utilitat i quina diferència hi ha entre visitar una pàgina web de notícies i utilitzar la tecnologia RSS.</text:p>
          <text:p text:style-name="P32"><text:bookmark text:name="result_box3"/>RSS és una forma molt senzilla perquè puguis rebre, directament al teu ordinador o en una pàgina web online (a través d'un lector RSS) informació actualitzada sobre les teves pàgines web favorites, sense necessitat que hagis de visitar una a una. </text:p>
        </text:list-item>
      </text:list>
      <text:p text:style-name="P43"/>
      <text:list xml:id="list38255937" text:continue-numbering="true" text:style-name="L1">
        <text:list-item>
          <text:p text:style-name="P38">Entreu a la pàgina http://wwwhatsnew.com i busqueu Una aplicació web Que nos agradi. Una Creeufitxa de l'aplicació seguint el modelo següent....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3">Nom</text:p>
          </table:table-cell>
          <table:table-cell table:style-name="Table1.A1" office:value-type="float" office:value="0">
            <text:p text:style-name="P24"><text:span text:style-name="T18">GMAIL (Google MAIL)</text:span></text:p>
          </table:table-cell>
        </table:table-row>
        <table:table-row table:style-name="Table1.1">
          <table:table-cell table:style-name="Table1.A2" office:value-type="float" office:value="0">
            <text:p text:style-name="P11">Idiomes</text:p>
          </table:table-cell>
          <table:table-cell table:style-name="Table1.B2" office:value-type="string">
            <text:p text:style-name="P16"><text:span text:style-name="T20">Català, Castellà, Anglès, Japonès, Italià, Xinès ... un total de 57 idiomes.</text:span></text:p>
          </table:table-cell>
        </table:table-row>
        <table:table-row table:style-name="Table1.1">
          <table:table-cell table:style-name="Table1.A2" office:value-type="float" office:value="0">
            <text:p text:style-name="P11">Àmbit</text:p>
          </table:table-cell>
          <table:table-cell table:style-name="Table1.B3" office:value-type="string">
            <text:p text:style-name="P14"><text:span text:style-name="T17">Gestió </text:span><text:span text:style-name="T20">de correu electrònic </text:span></text:p>
          </table:table-cell>
        </table:table-row>
        <table:table-row table:style-name="Table1.1">
          <table:table-cell table:style-name="Table1.A2" office:value-type="float" office:value="0">
            <text:p text:style-name="P11">Utilitat</text:p>
          </table:table-cell>
          <table:table-cell table:style-name="Table1.B4" office:value-type="string">
            <text:p text:style-name="P16"><text:span text:style-name="T20">Gmail és una aplicació web de GOOGLE que permet organitzar i enviar correus electrònics.</text:span></text:p>
          </table:table-cell>
        </table:table-row>
        <table:table-row table:style-name="Table1.1">
          <table:table-cell table:style-name="Table1.A2" office:value-type="float" office:value="0">
            <text:p text:style-name="P11">Primers passos d'ús</text:p>
          </table:table-cell>
          <table:table-cell table:style-name="Table1.B5" office:value-type="string">
            <text:list xml:id="list3859016546197485009" text:style-name="L5">
              <text:list-item>
                <text:p text:style-name="P22"><text:span text:style-name="T19">S'accedeix a la pàgina web </text:span><text:a xlink:type="simple" xlink:href="http://www.mail.google.com/">www.mail.google.com</text:a><text:span text:style-name="T19"> <text:s/></text:span></text:p>
              </text:list-item>
              <text:list-item>
                <text:p text:style-name="P22"><text:span text:style-name="T19">Cal tenir un compte de Google per a poder accedir-hi. </text:span></text:p>
              </text:list-item>
              <text:list-item>
                <text:p text:style-name="P22"><text:span text:style-name="T19">Un cop dins es pot organitzar els contactes GMAIL de l'usuari/usuària. </text:span></text:p>
              </text:list-item>
              <text:list-item>
                <text:p text:style-name="P22"><text:span text:style-name="T19">Configurar el correu electrònic de GMAIL.</text:span></text:p>
              </text:list-item>
              <text:list-item>
                <text:p text:style-name="P22"><text:span text:style-name="T19">Donar-li disseny a la interfície de l'aplicació web.</text:span></text:p>
              </text:list-item>
              <text:list-item>
                <text:p text:style-name="P22"><text:span text:style-name="T19">Finalment enviar correus electrònics al remitent corresponent.</text:span></text:p>
              </text:list-item>
            </text:list>
            <text:p text:style-name="P15"><text:span text:style-name="T18"/></text:p>
          </table:table-cell>
        </table:table-row>
        <table:table-row table:style-name="Table1.1">
          <table:table-cell table:style-name="Table1.A2" office:value-type="float" office:value="0">
            <text:p text:style-name="P11">Punts destacables</text:p>
          </table:table-cell>
          <table:table-cell table:style-name="Table1.B6" office:value-type="string">
            <text:p text:style-name="P20"><text:span text:style-name="T20">Els punts destacables de GMAIL són la seguretat, la eficiència, la gran varietat d'opcions i la rapidesa d'enviament.</text:span></text:p>
          </table:table-cell>
        </table:table-row>
        <table:table-row table:style-name="Table1.1">
          <table:table-cell table:style-name="Table1.A2" office:value-type="float" office:value="0">
            <text:p text:style-name="P11">Tecnologies que utilitza</text:p>
          </table:table-cell>
          <table:table-cell table:style-name="Table1.B7" office:value-type="string">
            <text:p text:style-name="P19"><text:span text:style-name="T20">Java, JavaScript, </text:span><text:span text:style-name="T18">GmailSite (Script de PHP), Google APIs (Javascript), Google Guice (Java), Google Guava (Java), Google Swiffy (SWF - HTML)</text:span></text:p>
          </table:table-cell>
        </table:table-row>
        <table:table-row table:style-name="Table1.1">
          <table:table-cell table:style-name="Table1.A2" office:value-type="float" office:value="0">
            <text:p text:style-name="P11">Altres aplicacions simil.</text:p>
          </table:table-cell>
          <table:table-cell table:style-name="Table1.B8" office:value-type="string">
            <text:p text:style-name="P20"><text:span text:style-name="T20">Yahoo</text:span><text:span text:style-name="T21"> Mail, Hotmail, Dailymail, Terra mail....</text:span></text:p>
          </table:table-cell>
        </table:table-row>
        <table:table-row table:style-name="Table1.1">
          <table:table-cell table:style-name="Table1.A2" office:value-type="float" office:value="0">
            <text:p text:style-name="P11">Opinió</text:p>
          </table:table-cell>
          <table:table-cell table:style-name="Table1.B9" office:value-type="string">
            <text:p text:style-name="P21"><text:span text:style-name="T22">GMAIL és una aplicació que s'utilitza diàriament en escoles, empreses, institucions per a mantenir usuaris connectats cada cert temps. Crec que és una aplicació essencial i bastant útil per a la comunicació amb correus electrònics. Valoro molt els enviaments de correu e en temps real, un mur contra l'</text:span><text:span text:style-name="T12">spam i</text:span><text:span text:style-name="T22"> la forma en com s'organitzen els correus. Rarament té problemes aquesta aplicació web, però actualment no en conec cap.</text:span></text:p>
          </table:table-cell>
        </table:table-row>
        <table:table-row table:style-name="Table1.1">
          <table:table-cell table:style-name="Table1.A2" office:value-type="float" office:value="0">
            <text:p text:style-name="P11">Mancances</text:p>
          </table:table-cell>
          <table:table-cell table:style-name="Table1.B10" office:value-type="string">
            <text:p text:style-name="P21"><text:span text:style-name="T22">És una aplicació senzilla de GOOGLE, actualment no presenta problemes quant a enviament de correus, </text:span><text:span text:style-name="T23">configuració i disseny</text:span><text:span text:style-name="T22">. Però és millor que s'actualitzi cada cert temps degut a les noves tecnologies que sortiran. </text:span></text:p>
          </table:table-cell>
        </table:table-row>
        <table:table-row table:style-name="Table1.1">
          <table:table-cell table:style-name="Table1.A2" office:value-type="float" office:value="0">
            <text:p text:style-name="P11">Futur de l'aplicació</text:p>
          </table:table-cell>
          <table:table-cell table:style-name="Table1.B11" office:value-type="string">
            <text:p text:style-name="P17"><text:span text:style-name="T15"/></text:p>
            <text:p text:style-name="P17"><text:span text:style-name="T15"/></text:p>
          </table:table-cell>
        </table:table-row>
        <table:table-row table:style-name="Table1.1">
          <table:table-cell table:style-name="Table1.A2" office:value-type="float" office:value="0">
            <text:p text:style-name="P11">Puntuació Global</text:p>
          </table:table-cell>
          <table:table-cell table:style-name="Table1.B12" office:value-type="string">
            <text:p text:style-name="P18"><text:span text:style-name="T16">(8) És la puntuació que li dono p</text:span></text:p>
          </table:table-cell>
        </table:table-row>
      </table:table>
      <text:list xml:id="list38253865" text:continue-list="list38255937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7:12:09.38</meta:creation-date>
    <meta:generator>LibreOffice/4.0.3.3$Windows_x86 LibreOffice_project/0eaa50a932c8f2199a615e1eb30f7ac74279539</meta:generator>
    <dc:date>2013-09-18T18:11:26.21</dc:date>
    <meta:editing-duration>PT3H6M37S</meta:editing-duration>
    <meta:editing-cycles>35</meta:editing-cycles>
    <meta:document-statistic meta:table-count="2" meta:image-count="0" meta:object-count="0" meta:page-count="4" meta:paragraph-count="124" meta:word-count="962" meta:character-count="6025" meta:non-whitespace-character-count="5193"/>
  </office:meta>
</office:document-meta>
</file>